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0364" officeooo:paragraph-rsid="001a0364"/>
    </style:style>
    <style:style style:name="P2" style:family="paragraph" style:parent-style-name="Standard">
      <style:text-properties officeooo:rsid="001a0364" officeooo:paragraph-rsid="001a0364"/>
    </style:style>
    <style:style style:name="P3" style:family="paragraph" style:parent-style-name="Standard">
      <style:text-properties officeooo:rsid="001a0364" officeooo:paragraph-rsid="001e4471"/>
    </style:style>
    <style:style style:name="P4" style:family="paragraph" style:parent-style-name="Standard">
      <style:text-properties officeooo:rsid="001a0364" officeooo:paragraph-rsid="002d3a0c"/>
    </style:style>
    <style:style style:name="P5" style:family="paragraph" style:parent-style-name="Standard">
      <style:text-properties officeooo:rsid="001da352" officeooo:paragraph-rsid="001da352"/>
    </style:style>
    <style:style style:name="P6" style:family="paragraph" style:parent-style-name="Standard">
      <style:text-properties officeooo:rsid="001da352" officeooo:paragraph-rsid="001fe440"/>
    </style:style>
    <style:style style:name="P7" style:family="paragraph" style:parent-style-name="Standard">
      <style:text-properties officeooo:rsid="001da352" officeooo:paragraph-rsid="002d3a0c"/>
    </style:style>
    <style:style style:name="P8" style:family="paragraph" style:parent-style-name="Standard">
      <style:text-properties officeooo:paragraph-rsid="001da352"/>
    </style:style>
    <style:style style:name="P9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ccba4"/>
    </style:style>
    <style:style style:name="T2" style:family="text">
      <style:text-properties officeooo:rsid="001da352"/>
    </style:style>
    <style:style style:name="T3" style:family="text">
      <style:text-properties officeooo:rsid="001e4471"/>
    </style:style>
    <style:style style:name="T4" style:family="text">
      <style:text-properties officeooo:rsid="0020c742"/>
    </style:style>
    <style:style style:name="T5" style:family="text">
      <style:text-properties officeooo:rsid="00225d97"/>
    </style:style>
    <style:style style:name="T6" style:family="text">
      <style:text-properties officeooo:rsid="002343a3"/>
    </style:style>
    <style:style style:name="T7" style:family="text">
      <style:text-properties officeooo:rsid="0029a485"/>
    </style:style>
    <style:style style:name="T8" style:family="text">
      <style:text-properties officeooo:rsid="002b9c1d"/>
    </style:style>
    <style:style style:name="T9" style:family="text">
      <style:text-properties officeooo:rsid="002d3a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 FOSD:</text:p>
      <text:p text:style-name="P1"/>
      <text:p text:style-name="P5">To me:</text:p>
      <text:p text:style-name="P5">- Master’s Thesis</text:p>
      <text:p text:style-name="P5">- Green Configuration <text:span text:style-name="T9">Project</text:span></text:p>
      <text:p text:style-name="P5"/>
      <text:p text:style-name="P5">FOSD:</text:p>
      <text:p text:style-name="P1">- feature-oriented software development (which includes product lines, software variability, configuration management, software architecture, and more)</text:p>
      <text:p text:style-name="P1">- <text:span text:style-name="T2">discuss ideas and progress and collect connections to other researchers</text:span></text:p>
      <text:p text:style-name="P1">- <text:span text:style-name="T2">25 min slots (13 for presentation and 12 for discussion)</text:span></text:p>
      <text:p text:style-name="P1"/>
      <text:p text:style-name="P7">Research Questions:</text:p>
      <text:p text:style-name="P4">- <text:span text:style-name="T2">Is it possible to identify energy leaks in software?</text:span></text:p>
      <text:p text:style-name="P1">- <text:span text:style-name="T1">Does configuration of software affect energy consumption?</text:span></text:p>
      <text:p text:style-name="P1">- <text:span text:style-name="T1">Does performance and energy consumption of software correlate?</text:span></text:p>
      <text:p text:style-name="P1">- <text:span text:style-name="T2">Is it possible to rank parts of source code according to their energy consumption?</text:span></text:p>
      <text:p text:style-name="P3">- <text:span text:style-name="T3">Does coloring of energy hot spots help Novices as well as Experts identify them faster and more precise?</text:span></text:p>
      <text:p text:style-name="P1"/>
      <text:p text:style-name="P5">Background:</text:p>
      <text:p text:style-name="P6">- Energy consumption of ICT (information and communication technology) sector.</text:p>
      <text:p text:style-name="P6">- Is growing the most.</text:p>
      <text:p text:style-name="P6">- Correlation to CO2 emissions</text:p>
      <text:p text:style-name="P5">- <text:span text:style-name="T3">Economy tries to save energy of hardware (with energy labels for example) but analysis about consumption of software approaches recently.</text:span></text:p>
      <text:p text:style-name="P1"/>
      <text:p text:style-name="P5">What I want to do (steps to answer questions):</text:p>
      <text:p text:style-name="P5">- Analyze performance <text:span text:style-name="T8">and energy consumption </text:span>of Software Projects written is JAVA.</text:p>
      <text:p text:style-name="P5">- <text:span text:style-name="T5">Analyze performance on function level</text:span></text:p>
      <text:p text:style-name="P5">- <text:span text:style-name="T5">Vary projects configuration to identify configuration sensitivity</text:span></text:p>
      <text:p text:style-name="P5">- <text:span text:style-name="T5">Vary projects input to identify input sensitive parts</text:span></text:p>
      <text:p text:style-name="P5">- <text:span text:style-name="T6">Relate energy consumption of the system to parts of the software</text:span></text:p>
      <text:p text:style-name="P5">- <text:span text:style-name="T6">Predict energy consumption and performance of untested configurations</text:span></text:p>
      <text:p text:style-name="P8"/>
      <text:p text:style-name="Standard">- <text:span text:style-name="T5">Execution through </text:span>Eclipse Plug-in <text:span text:style-name="T3">to analyze source code and mark performance/energy hot-spots.</text:span></text:p>
      <text:p text:style-name="Standard">- <text:span text:style-name="T5">Visualization by coloring functions according to their performance/energy consumption value (green to red)</text:span></text:p>
      <text:p text:style-name="Standard">- <text:span text:style-name="T7">generating energy consumption profiling output for documentation purposes</text:span></text:p>
      <text:p text:style-name="P9"/>
      <text:p text:style-name="P9">Validation:</text:p>
      <text:p text:style-name="P9"><text:span text:style-name="T4">- show that the methodology can find automatically energy faults in programs for which such leaks are known</text:span></text:p>
      <text:p text:style-name="P9">- <text:span text:style-name="T5">Also possible: conduct a study with novices and experts and let them identify and correct energy hot-spots with and without help of the tool (but 4 different groups need at least 20 participants – is not practicable in Weimar alone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54:26.656856285</meta:creation-date>
    <meta:editing-duration>PT40M</meta:editing-duration>
    <meta:editing-cycles>8</meta:editing-cycles>
    <meta:generator>LibreOffice/5.4.2.2$Linux_X86_64 LibreOffice_project/40m0$Build-2</meta:generator>
    <dc:date>2018-01-27T13:27:01.870227188</dc:date>
    <meta:document-statistic meta:table-count="0" meta:image-count="0" meta:object-count="0" meta:page-count="1" meta:paragraph-count="32" meta:word-count="315" meta:character-count="2077" meta:non-whitespace-character-count="1793"/>
  </office:meta>
</office:document-meta>
</file>